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3"/>
        <table:table-row table:style-name="ro1">
          <table:table-cell table:style-name="ce1" office:value-type="string">
            <text:p>id 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0">
            <text:p>5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27/08/2016</text:date>, <text:time>21:2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</meta:editing-duration>
    <meta:editing-cycles>6</meta:editing-cycles>
    <meta:generator>OpenOffice/4.1.2$Win32 OpenOffice.org_project/412m3$Build-9782</meta:generator>
    <dc:date>2016-08-27T21:26:05.18</dc:date>
    <dc:creator>Charles Mailly</dc:cre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